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27000000F9418DC779.jpg" manifest:media-type="image/jpeg"/>
  <manifest:file-entry manifest:full-path="Pictures/100000000000092A000006426C48945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Ubuntu Mono" svg:font-family="'Ubuntu Mono'" style:font-pitch="fixed"/>
    <style:font-face style:name="Courier New" svg:font-family="'Courier New'" style:font-family-generic="modern" style:font-pitch="fixed"/>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able_20_Contents">
      <style:paragraph-properties fo:text-align="center" style:justify-single-word="false"/>
      <style:text-properties fo:font-size="10pt" fo:font-weight="bold" officeooo:paragraph-rsid="001afacb"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fo:font-size="10pt" fo:font-weight="bold" officeooo:rsid="0009fea0" officeooo:paragraph-rsid="001afacb" style:font-size-asian="10pt" style:font-weight-asian="bold" style:font-size-complex="10pt" style:font-weight-complex="bold"/>
    </style:style>
    <style:style style:name="P3" style:family="paragraph" style:parent-style-name="Table_20_Contents">
      <style:paragraph-properties fo:text-align="center" style:justify-single-word="false"/>
      <style:text-properties fo:font-size="10pt" fo:font-weight="bold" officeooo:rsid="0009fea0" officeooo:paragraph-rsid="0007ad8e"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fo:font-size="14pt" fo:font-weight="bold" officeooo:rsid="0009fea0" officeooo:paragraph-rsid="0007ad8e"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Courier New" fo:font-size="14pt" fo:font-weight="bold" officeooo:rsid="0007eaad" officeooo:paragraph-rsid="0007eaad"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fo:font-size="8pt" fo:font-weight="bold" officeooo:rsid="0009fea0" officeooo:paragraph-rsid="001afacb" style:font-size-asian="8pt" style:font-weight-asian="bold" style:font-size-complex="8pt" style:font-weight-complex="bold"/>
    </style:style>
    <style:style style:name="P7" style:family="paragraph" style:parent-style-name="Standard">
      <style:text-properties officeooo:paragraph-rsid="001afacb"/>
    </style:style>
    <style:style style:name="P8" style:family="paragraph" style:parent-style-name="Title">
      <style:text-properties style:use-window-font-color="true" fo:font-size="16pt" style:font-size-asian="16pt" style:font-size-complex="16pt"/>
    </style:style>
    <style:style style:name="P9" style:family="paragraph" style:parent-style-name="Standard">
      <style:paragraph-properties fo:text-align="justify" style:justify-single-word="false"/>
      <style:text-properties style:use-window-font-color="true" fo:font-size="10pt" officeooo:rsid="006ac93e" officeooo:paragraph-rsid="006c76d3" style:font-size-asian="10pt" style:font-size-complex="10pt"/>
    </style:style>
    <style:style style:name="P10" style:family="paragraph" style:parent-style-name="Standard" style:list-style-name="L3">
      <style:paragraph-properties fo:text-align="justify" style:justify-single-word="false"/>
      <style:text-properties style:use-window-font-color="true" fo:font-size="10pt" officeooo:rsid="006ac93e" officeooo:paragraph-rsid="0071182a" style:font-size-asian="10pt" style:font-size-complex="10pt"/>
    </style:style>
    <style:style style:name="P11" style:family="paragraph" style:parent-style-name="Standard">
      <style:paragraph-properties fo:text-align="justify" style:justify-single-word="false"/>
      <style:text-properties style:use-window-font-color="true" fo:font-size="10pt" officeooo:rsid="006d1e77" officeooo:paragraph-rsid="006d1e77" style:font-size-asian="10pt" style:font-size-complex="10pt"/>
    </style:style>
    <style:style style:name="P12" style:family="paragraph" style:parent-style-name="Standard" style:list-style-name="L2">
      <style:paragraph-properties fo:text-align="justify" style:justify-single-word="false"/>
      <style:text-properties style:use-window-font-color="true" fo:font-size="10pt" officeooo:rsid="006d1e77" officeooo:paragraph-rsid="006d1e77" style:font-size-asian="10pt" style:font-size-complex="10pt"/>
    </style:style>
    <style:style style:name="P13" style:family="paragraph" style:parent-style-name="Standard" style:list-style-name="L3">
      <style:paragraph-properties fo:text-align="justify" style:justify-single-word="false"/>
      <style:text-properties style:use-window-font-color="true" fo:font-size="10pt" officeooo:rsid="006d1e77" officeooo:paragraph-rsid="0073ba8d" style:font-size-asian="10pt" style:font-size-complex="10pt"/>
    </style:style>
    <style:style style:name="P14" style:family="paragraph" style:parent-style-name="Standard" style:list-style-name="L2">
      <style:paragraph-properties fo:text-align="justify" style:justify-single-word="false"/>
      <style:text-properties style:use-window-font-color="true" fo:font-size="10pt" officeooo:rsid="006f387b" officeooo:paragraph-rsid="006f387b" style:font-size-asian="10pt" style:font-size-complex="10pt"/>
    </style:style>
    <style:style style:name="P15" style:family="paragraph" style:parent-style-name="Standard">
      <style:paragraph-properties fo:text-align="justify" style:justify-single-word="false"/>
      <style:text-properties style:use-window-font-color="true" fo:font-size="10pt" officeooo:rsid="0075e891" officeooo:paragraph-rsid="0075e891" style:font-size-asian="10pt" style:font-size-complex="10pt"/>
    </style:style>
    <style:style style:name="P16" style:family="paragraph" style:parent-style-name="Standard">
      <style:paragraph-properties fo:text-align="justify" style:justify-single-word="false"/>
      <style:text-properties style:use-window-font-color="true" fo:font-size="10pt" officeooo:rsid="0075e891" officeooo:paragraph-rsid="007856b4" style:font-size-asian="10pt" style:font-size-complex="10pt"/>
    </style:style>
    <style:style style:name="P17" style:family="paragraph" style:parent-style-name="Standard" style:list-style-name="L4">
      <style:paragraph-properties fo:text-align="justify" style:justify-single-word="false"/>
      <style:text-properties style:use-window-font-color="true" fo:font-size="10pt" officeooo:rsid="0075e891" officeooo:paragraph-rsid="0075e891" style:font-size-asian="10pt" style:font-size-complex="10pt"/>
    </style:style>
    <style:style style:name="P18" style:family="paragraph" style:parent-style-name="Standard" style:list-style-name="L4">
      <style:paragraph-properties fo:text-align="justify" style:justify-single-word="false"/>
      <style:text-properties style:use-window-font-color="true" fo:font-size="10pt" officeooo:rsid="0075e891" officeooo:paragraph-rsid="007a0781" style:font-size-asian="10pt" style:font-size-complex="10pt"/>
    </style:style>
    <style:style style:name="P19" style:family="paragraph" style:parent-style-name="Standard">
      <style:paragraph-properties fo:text-align="justify" style:justify-single-word="false"/>
      <style:text-properties style:use-window-font-color="true" fo:font-size="10pt" officeooo:rsid="007ae57e" officeooo:paragraph-rsid="007c94ce" style:font-size-asian="10pt" style:font-size-complex="10pt"/>
    </style:style>
    <style:style style:name="P20" style:family="paragraph" style:parent-style-name="Standard" style:list-style-name="L3">
      <style:paragraph-properties fo:text-align="justify" style:justify-single-word="false"/>
      <style:text-properties fo:font-size="10pt" officeooo:paragraph-rsid="0071182a" style:font-size-asian="10pt" style:font-size-complex="10pt"/>
    </style:style>
    <style:style style:name="P21" style:family="paragraph" style:parent-style-name="Standard" style:list-style-name="L3">
      <style:paragraph-properties fo:text-align="justify" style:justify-single-word="false"/>
      <style:text-properties fo:font-size="10pt" officeooo:rsid="0073ba8d" officeooo:paragraph-rsid="0073ba8d" style:font-size-asian="10pt" style:font-size-complex="10pt"/>
    </style:style>
    <style:style style:name="P22" style:family="paragraph" style:parent-style-name="Standard" style:master-page-name="">
      <style:paragraph-properties fo:margin-left="0.5in" fo:margin-right="0in" fo:text-align="justify" style:justify-single-word="false" fo:text-indent="0in" style:auto-text-indent="false" style:page-number="auto"/>
      <style:text-properties style:use-window-font-color="true" style:font-name="Ubuntu Mono" fo:font-size="10pt" officeooo:rsid="006db71e" officeooo:paragraph-rsid="006db71e" style:font-size-asian="10pt" style:font-size-complex="10pt"/>
    </style:style>
    <style:style style:name="P23" style:family="paragraph" style:parent-style-name="Standard">
      <style:paragraph-properties fo:margin-left="0.5in" fo:margin-right="0in" fo:text-align="justify" style:justify-single-word="false" fo:text-indent="0in" style:auto-text-indent="false"/>
      <style:text-properties style:use-window-font-color="true" style:font-name="Ubuntu Mono" fo:font-size="10pt" officeooo:rsid="006db71e" officeooo:paragraph-rsid="006db71e" style:font-size-asian="10pt" style:font-size-complex="10pt"/>
    </style:style>
    <style:style style:name="P24" style:family="paragraph" style:parent-style-name="Standard">
      <style:paragraph-properties fo:margin-left="0.5in" fo:margin-right="0in" fo:text-align="justify" style:justify-single-word="false" fo:text-indent="0in" style:auto-text-indent="false"/>
      <style:text-properties style:use-window-font-color="true" style:font-name="Ubuntu Mono" fo:font-size="10pt" officeooo:rsid="007ae57e" officeooo:paragraph-rsid="007ae57e" style:font-size-asian="10pt" style:font-size-complex="10pt"/>
    </style:style>
    <style:style style:name="P25" style:family="paragraph" style:parent-style-name="Standard" style:master-page-name="">
      <style:paragraph-properties fo:margin-left="0.5in" fo:margin-right="0in" fo:text-align="justify" style:justify-single-word="false" fo:text-indent="0in" style:auto-text-indent="false" style:page-number="auto"/>
      <style:text-properties style:use-window-font-color="true" style:font-name="Ubuntu Mono" fo:font-size="10pt" officeooo:rsid="007ae57e" officeooo:paragraph-rsid="007ae57e" style:font-size-asian="10pt" style:font-size-complex="10pt"/>
    </style:style>
    <style:style style:name="P26" style:family="paragraph" style:parent-style-name="Standard" style:list-style-name="L3">
      <style:paragraph-properties fo:text-align="justify" style:justify-single-word="false" style:writing-mode="lr-tb"/>
      <style:text-properties fo:font-size="10pt" officeooo:rsid="0074507a" officeooo:paragraph-rsid="0074507a" style:font-size-asian="10pt" style:font-size-complex="10pt"/>
    </style:style>
    <style:style style:name="P27" style:family="paragraph" style:parent-style-name="Heading_20_3">
      <style:paragraph-properties fo:text-align="justify" style:justify-single-word="false"/>
      <style:text-properties officeooo:rsid="0037e398" officeooo:paragraph-rsid="00758638"/>
    </style:style>
    <style:style style:name="P28" style:family="paragraph" style:parent-style-name="Heading_20_3">
      <style:paragraph-properties fo:text-align="justify" style:justify-single-word="false"/>
      <style:text-properties style:use-window-font-color="true" fo:font-size="10pt" officeooo:rsid="0031f922" officeooo:paragraph-rsid="00336db2" style:font-size-asian="10pt" style:font-size-complex="10pt"/>
    </style:style>
    <style:style style:name="P2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officeooo:rsid="00336db2" style:font-style-asian="italic" style:font-style-complex="italic"/>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ize="12pt" style:font-size-asian="12pt" style:font-size-complex="12pt"/>
    </style:style>
    <style:style style:name="T5" style:family="text">
      <style:text-properties style:use-window-font-color="true" fo:font-size="12pt" officeooo:rsid="004c0078" style:font-size-asian="12pt" style:font-size-complex="12pt"/>
    </style:style>
    <style:style style:name="T6" style:family="text">
      <style:text-properties style:use-window-font-color="true" fo:font-size="12pt" officeooo:rsid="00758638" style:font-size-asian="12pt" style:font-size-complex="12pt"/>
    </style:style>
    <style:style style:name="T7" style:family="text">
      <style:text-properties style:use-window-font-color="true" fo:font-size="12pt" fo:font-style="italic" officeooo:rsid="00758638" style:font-size-asian="12pt" style:font-style-asian="italic" style:font-size-complex="12pt" style:font-style-complex="italic"/>
    </style:style>
    <style:style style:name="T8" style:family="text">
      <style:text-properties style:use-window-font-color="true" fo:font-size="12pt" fo:font-style="italic" officeooo:rsid="0076c06d" style:font-size-asian="12pt" style:font-style-asian="italic" style:font-size-complex="12pt" style:font-style-complex="italic"/>
    </style:style>
    <style:style style:name="T9" style:family="text">
      <style:text-properties style:use-window-font-color="true" style:font-name="Ubuntu Mono"/>
    </style:style>
    <style:style style:name="T10" style:family="text">
      <style:text-properties style:use-window-font-color="true" style:font-name="Ubuntu Mono" officeooo:rsid="0071182a"/>
    </style:style>
    <style:style style:name="T11" style:family="text">
      <style:text-properties style:use-window-font-color="true" style:font-name="Ubuntu Mono" officeooo:rsid="006fdcfc"/>
    </style:style>
    <style:style style:name="T12" style:family="text">
      <style:text-properties style:use-window-font-color="true" officeooo:rsid="0071182a"/>
    </style:style>
    <style:style style:name="T13" style:family="text">
      <style:text-properties style:use-window-font-color="true" officeooo:rsid="006fdcfc"/>
    </style:style>
    <style:style style:name="T14" style:family="text">
      <style:text-properties style:use-window-font-color="true" officeooo:rsid="006d1e77"/>
    </style:style>
    <style:style style:name="T15" style:family="text">
      <style:text-properties officeooo:rsid="00692999"/>
    </style:style>
    <style:style style:name="T16" style:family="text">
      <style:text-properties style:font-name="Ubuntu Mono"/>
    </style:style>
    <style:style style:name="T17" style:family="text">
      <style:text-properties style:font-name="Ubuntu Mono" officeooo:rsid="007a0781"/>
    </style:style>
    <style:style style:name="T18" style:family="text">
      <style:text-properties style:font-name="Ubuntu Mono" officeooo:rsid="007c94ce"/>
    </style:style>
    <style:style style:name="T19" style:family="text">
      <style:text-properties officeooo:rsid="006b221f"/>
    </style:style>
    <style:style style:name="T20" style:family="text">
      <style:text-properties officeooo:rsid="00727599"/>
    </style:style>
    <style:style style:name="T21" style:family="text">
      <style:text-properties officeooo:rsid="007a0781"/>
    </style:style>
    <style:style style:name="T22" style:family="text">
      <style:text-properties officeooo:rsid="007c94ce"/>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list-style-name="L5">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list-style-name="L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list-style-name="L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list-style-name="L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list-style-name="L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list-style-name="L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list-style-name="L1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list-style-name="L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list-style-name="L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list-style-name="L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list-style-name="L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list-style-name="L20">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list-style-name="L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list-style-name="L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list-style-name="L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list-style-name="L24">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list-style-name="L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list-style-name="L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list-style-name="L27">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list-style-name="L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list-style-name="L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list-style-name="L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list-style-name="L3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list-style-name="L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list-style-name="L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list-style-name="L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list-style-name="L3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list-style-name="L36">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list-style-name="L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list-style-name="L3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list-style-name="L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list-style-name="L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list-style-name="L4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list-style-name="L4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list-style-name="L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list-style-name="L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list-style-name="L4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list-style-name="L4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list-style-name="L4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list-style-name="L4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list-style-name="L4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list-style-name="L5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list-style-name="L5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list-style-name="L5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list-style-name="L5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list-style-name="L5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list-style-name="L5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list-style-name="L5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list-style-name="L5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list-style-name="L5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list-style-name="L5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list-style-name="L6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list-style-name="L6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list-style-name="L62">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list-style-name="L6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list-style-name="L6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list-style-name="L6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list-style-name="L6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list-style-name="L6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list-style-name="L6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list-style-name="L6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list-style-name="L7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list-style-name="L7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list-style-name="L7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list-style-name="L7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list-style-name="L7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list-style-name="L7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list-style-name="L7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list-style-name="L7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list-style-name="L7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list-style-name="L7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list-style-name="L8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list-style-name="L8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list-style-name="L8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list-style-name="L83">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list-style-name="L8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list-style-name="L8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list-style-name="L8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list-style-name="L8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list-style-name="L88">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list-style-name="L8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list-style-name="L9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list-style-name="L9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list-style-name="L9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list-style-name="L9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list-style-name="L9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list-style-name="L9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list-style-name="L9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list-style-name="L9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list-style-name="L9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list-style-name="L9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list-style-name="L100">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list-style-name="L10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list-style-name="L10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list-style-name="L10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list-style-name="L10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list-style-name="L10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list-style-name="L106">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list-style-name="L10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list-style-name="L108">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list-style-name="L10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omputer Programming (2)" text:name="CourseTitle"/>
        <text:user-field-decl office:value-type="string" office:string-value="ECE 214C" text:name="CourseCode"/>
      </text:user-field-decls>
      <text:p text:style-name="P8">Sheet <text:span text:style-name="T15">4</text:span></text:p>
      <text:h text:style-name="P27" text:outline-level="3"><text:bookmark-start text:name="__DdeLink__245_6016133521"/><text:span text:style-name="T4">Problem </text:span><text:span text:style-name="T5">1</text:span><text:span text:style-name="T4">: </text:span><text:bookmark-end text:name="__DdeLink__245_6016133521"/><text:bookmark-start text:name="__DdeLink__1687_2107551999"/><text:span text:style-name="T8">Complex</text:span><text:bookmark-end text:name="__DdeLink__1687_2107551999"/></text:h>
      <text:p text:style-name="P15">Create a class <text:span text:style-name="T16">Complex</text:span> for performing arithmetic with complex numbers. Complex numbers have the form:</text:p>
      <text:p text:style-name="P16"><text:tab/><draw:g text:anchor-type="as-char" svg:y="-0.122in" draw:z-index="11" draw:style-name="gr1"><svg:title>TexMaths</svg:title><svg:desc>10§display§a + b i, i = \sqrt{-1}§svg§600§FALSE</svg:desc><draw:polygon draw:style-name="gr85" draw:text-style-name="P29" svg:width="0.935in" svg:height="0.148in" svg:x="0in" svg:y="0in" svg:viewBox="0 0 2376 377" draw:points="1188,377 0,377 0,0 2376,0 2376,377"><text:p/></draw:polygon><draw:path draw:style-name="gr86" draw:text-style-name="P29" svg:width="0.0634in" svg:height="0.0626in" svg:x="0.0055in" svg:y="0.0602in" svg:viewBox="0 0 162 160" svg:d="M118 23c-7-13-17-23-33-23-41 0-85 52-85 104 0 33 19 56 47 56 7 0 25-1 46-26 3 15 15 26 32 26 13 0 21-8 26-19 6-13 11-35 11-35 0-4-3-4-4-4-4 0-4 2-5 7-6 23-13 43-27 43-10 0-11-9-11-16 0-8 1-10 5-26 4-15 4-18 8-32l12-49c3-10 3-11 3-12 0-6-4-10-10-10-9 0-14 8-15 16zM95 114c-2 7-2 7-7 13-16 20-30 25-40 25-18 0-23-19-23-33 0-17 11-61 20-77 11-21 26-34 41-34 23 0 28 29 28 31s-1 4-2 6z"><text:p/></draw:path><draw:path draw:style-name="gr87" draw:text-style-name="P29" svg:width="0.0921in" svg:height="0.0921in" svg:x="0.1118in" svg:y="0.0402in" svg:viewBox="0 0 235 235" svg:d="M125 125h98c5 0 12 0 12-7 0-8-7-8-12-8h-98v-98c0-5 0-12-7-12-8 0-8 7-8 12v98h-98c-5 0-12 0-12 8 0 7 7 7 12 7h98v98c0 5 0 12 8 12 7 0 7-7 7-12z"><text:p/></draw:path><draw:path draw:style-name="gr88" draw:text-style-name="P29" svg:width="0.0508in" svg:height="0.0976in" svg:x="0.2488in" svg:y="0.0252in" svg:viewBox="0 0 130 249" svg:d="M68 4c0 0 0-4-5-4-8 0-34 3-43 4-3 0-7 0-7 7 0 4 4 4 9 4 17 0 18 2 18 6 0 2-4 14-5 22l-29 115c-5 17-6 23-6 35 0 34 19 56 45 56 42 0 85-53 85-104 0-32-18-56-47-56-16 0-31 10-41 21zM35 137c2-7 2-8 5-12 17-23 33-28 43-28 12 0 22 10 22 33 0 21-12 61-18 75-12 23-28 36-42 36-12 0-24-10-24-36 0-6 0-13 6-35z"><text:p/></draw:path><draw:path draw:style-name="gr89" draw:text-style-name="P29" svg:width="0.0366in" svg:height="0.0929in" svg:x="0.3055in" svg:y="0.0299in"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90" draw:text-style-name="P29" svg:width="0.0161in" svg:height="0.0413in" svg:x="0.361in" svg:y="0.1067in" svg:viewBox="0 0 42 106" svg:d="M42 37c0-23-9-37-23-37-12 0-19 9-19 19 0 9 7 19 19 19 4 0 9-2 13-5 1-1 1-1 1-1 1 0 1 0 1 5 0 27-12 48-24 60-4 3-4 4-4 5 0 3 2 4 3 4 4 0 33-27 33-69z"><text:p/></draw:path><draw:path draw:style-name="gr91" draw:text-style-name="P29" svg:width="0.0366in" svg:height="0.0929in" svg:x="0.415in" svg:y="0.0299in"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92" draw:text-style-name="P29" svg:width="0.0921in" svg:height="0.0323in" svg:x="0.5047in" svg:y="0.0701in" svg:viewBox="0 0 235 83" svg:d="M223 14c5 0 12 0 12-7s-7-7-12-7h-211c-5 0-12 0-12 7s7 7 12 7zM223 83c5 0 12 0 12-7s-7-7-12-7h-211c-5 0-12 0-12 7s7 7 12 7z"><text:p/></draw:path><draw:path draw:style-name="gr93" draw:text-style-name="P29" svg:width="0.1079in" svg:height="0.1382in" svg:x="0.6531in" svg:y="0in" svg:viewBox="0 0 275 352" svg:d="M111 315l-62-137c-2-5-4-5-5-5 0 0-2 0-6 3l-33 25c-5 3-5 4-5 6 0 1 1 3 4 3 2 0 8-5 12-7 2-2 7-6 11-9l69 153c3 5 5 5 8 5 5 0 6-2 9-7l160-331c2-5 2-6 2-7 0-3-3-7-7-7-3 0-5 2-8 7z"><text:p/></draw:path><draw:polygon draw:style-name="gr94" draw:text-style-name="P29" svg:width="0.1768in" svg:height="0.0055in" svg:x="0.7583in" svg:y="0in" svg:viewBox="0 0 450 15" draw:points="225,15 0,15 0,0 450,0 450,15"><text:p/></draw:polygon><draw:path draw:style-name="gr95" draw:text-style-name="P29" svg:width="0.0846in" svg:height="0.0055in" svg:x="0.7697in" svg:y="0.0839in" svg:viewBox="0 0 216 15" svg:d="M203 15c6 0 13 0 13-7 0-8-7-8-13-8h-191c-6 0-12 0-12 8 0 7 6 7 12 7z"><text:p/></draw:path><draw:path draw:style-name="gr96" draw:text-style-name="P29" svg:width="0.0457in" svg:height="0.0921in" svg:x="0.8783in" svg:y="0.0287in" svg:viewBox="0 0 117 235" svg:d="M73 9c0-8 0-9-8-9-22 23-54 23-65 23v11c7 0 28 0 46-10v183c0 13-1 17-33 17h-11v11c13-1 43-1 58-1 14 0 45 0 57 1v-11h-11c-32 0-33-4-33-17z"><text:p/></draw:path></draw:g></text:p>
      <text:p text:style-name="P15">Write a program to test <text:span text:style-name="T21">the</text:span> class. Use <text:span text:style-name="T17">float</text:span> variables to represent the private data of the class. Provide a constructor that enables an object of this class to be initialized when it is declared. Provide a no-argument constructor with default values in case no initializers are provided. Provide public methods that perform the following operations:</text:p>
      <text:list xml:id="list59033297311638836" text:style-name="L4">
        <text:list-item>
          <text:p text:style-name="P17">Add two Complex numbers: The real parts are added together and the imaginary parts are added together.</text:p>
        </text:list-item>
        <text:list-item>
          <text:p text:style-name="P17">Subtract two Complex numbers: The real part of the right operand is subtracted from the real part of the left operand, and the imaginary part of the right operand is subtracted from the imaginary part of the left operand.</text:p>
        </text:list-item>
        <text:list-item>
          <text:p text:style-name="P18">Print Complex numbers in the form <draw:g text:anchor-type="as-char" svg:y="-0.1043in" draw:z-index="12" draw:style-name="gr1"><svg:title>TexMaths</svg:title><svg:desc>10§display§(a, b)§svg§600§FALSE</svg:desc><draw:polygon draw:style-name="gr97" draw:text-style-name="P29" svg:width="0.3016in" svg:height="0.1382in" svg:x="0in" svg:y="0in" svg:viewBox="0 0 767 352" draw:points="384,352 0,352 0,0 767,0 767,352"><text:p/></draw:polygon><draw:path draw:style-name="gr98" draw:text-style-name="P29" svg:width="0.0323in" svg:height="0.1382in" svg:x="0.0138in" svg:y="0in" svg:viewBox="0 0 83 352" svg:d="M83 349c0-1 0-2-7-8-44-44-55-111-55-165 0-61 13-122 57-166 5-5 5-5 5-6 0-3-2-4-4-4-4 0-36 24-57 69-18 39-22 78-22 107 0 28 4 70 23 110 22 44 52 66 56 66 2 0 4-1 4-3z"><text:p/></draw:path><draw:path draw:style-name="gr99" draw:text-style-name="P29" svg:width="0.0634in" svg:height="0.0626in" svg:x="0.0594in" svg:y="0.0425in" svg:viewBox="0 0 162 160" svg:d="M118 23c-7-13-17-23-33-23-41 0-85 52-85 104 0 33 19 56 47 56 7 0 25-1 46-26 3 15 15 26 32 26 13 0 21-8 26-19 6-13 11-35 11-35 0-4-3-4-4-4-4 0-4 2-5 7-6 23-13 43-27 43-10 0-11-9-11-16 0-8 1-10 5-26 4-15 4-18 8-32l12-49c3-10 3-11 3-12 0-6-4-10-10-10-9 0-14 8-15 16zM95 114c-2 7-2 7-7 13-16 20-30 25-40 25-18 0-23-19-23-33 0-17 11-61 20-77 11-21 26-34 41-34 23 0 28 29 28 31s-1 4-2 6z"><text:p/></draw:path><draw:path draw:style-name="gr100" draw:text-style-name="P29" svg:width="0.0161in" svg:height="0.0413in" svg:x="0.139in" svg:y="0.089in" svg:viewBox="0 0 42 106" svg:d="M42 37c0-23-9-37-23-37-12 0-19 9-19 19 0 9 7 19 19 19 4 0 9-2 13-5 1-1 1-1 1-1 1 0 1 0 1 5 0 27-12 48-24 60-4 3-4 4-4 5 0 3 2 4 3 4 4 0 33-27 33-69z"><text:p/></draw:path><draw:path draw:style-name="gr101" draw:text-style-name="P29" svg:width="0.0508in" svg:height="0.0976in" svg:x="0.1949in" svg:y="0.0075in" svg:viewBox="0 0 130 249" svg:d="M68 4c0 0 0-4-5-4-8 0-34 3-43 4-3 0-7 0-7 7 0 4 4 4 9 4 17 0 18 2 18 6 0 2-4 14-5 22l-29 115c-5 17-6 23-6 35 0 34 19 56 45 56 42 0 85-53 85-104 0-32-18-56-47-56-16 0-31 10-41 21zM35 137c2-7 2-8 5-12 17-23 33-28 43-28 12 0 22 10 22 33 0 21-12 61-18 75-12 23-28 36-42 36-12 0-24-10-24-36 0-6 0-13 6-35z"><text:p/></draw:path><draw:path draw:style-name="gr102" draw:text-style-name="P29" svg:width="0.0323in" svg:height="0.1382in" svg:x="0.2559in" svg:y="0in" svg:viewBox="0 0 83 352" svg:d="M83 176c0-27-4-70-24-110-21-43-52-66-55-66s-4 1-4 4c0 1 0 1 7 8 35 35 55 91 55 164 0 61-13 123-57 167-5 4-5 5-5 6 0 2 1 3 4 3s35-24 56-68c18-39 23-78 23-108z"><text:p/></draw:path></draw:g> , where <draw:g text:anchor-type="as-char" svg:y="-0.0634in" draw:z-index="13" draw:style-name="gr1"><svg:title>TexMaths</svg:title><svg:desc>10§display§a§svg§600§FALSE</svg:desc><draw:polygon draw:style-name="gr103" draw:text-style-name="P29" svg:width="0.0732in" svg:height="0.0594in" svg:x="0in" svg:y="0.0016in" svg:viewBox="0 0 187 152" draw:points="93,152 0,152 0,0 187,0 187,152"><text:p/></draw:polygon><draw:path draw:style-name="gr104" draw:text-style-name="P29" svg:width="0.0634in" svg:height="0.0626in" svg:x="0.0055in" svg:y="0in" svg:viewBox="0 0 162 160" svg:d="M118 23c-7-13-17-23-33-23-41 0-85 52-85 104 0 33 19 56 47 56 7 0 25-1 46-26 3 15 15 26 32 26 13 0 21-8 26-19 6-13 11-35 11-35 0-4-3-4-4-4-4 0-4 2-5 7-6 23-13 43-27 43-10 0-11-9-11-16 0-8 1-10 5-26 4-15 4-18 8-32l12-49c3-10 3-11 3-12 0-6-4-10-10-10-9 0-14 8-15 16zM95 114c-2 7-2 7-7 13-16 20-30 25-40 25-18 0-23-19-23-33 0-17 11-61 20-77 11-21 26-34 41-34 23 0 28 29 28 31s-1 4-2 6z"><text:p/></draw:path></draw:g> is the real part and <draw:g text:anchor-type="as-char" svg:y="-0.098in" draw:z-index="14" draw:style-name="gr1"><svg:title>TexMaths</svg:title><svg:desc>10§display§b§svg§600§FALSE</svg:desc><draw:polygon draw:style-name="gr105" draw:text-style-name="P29" svg:width="0.0594in" svg:height="0.0961in" svg:x="0in" svg:y="0in" svg:viewBox="0 0 152 245" draw:points="76,245 0,245 0,0 152,0 152,245"><text:p/></draw:polygon><draw:path draw:style-name="gr106" draw:text-style-name="P29" svg:width="0.0508in" svg:height="0.0976in" svg:x="0.0067in" svg:y="0in" svg:viewBox="0 0 130 249" svg:d="M68 4c0 0 0-4-5-4-8 0-34 3-43 4-3 0-7 0-7 7 0 4 4 4 9 4 17 0 18 2 18 6 0 2-4 14-5 22l-29 115c-5 17-6 23-6 35 0 34 19 56 45 56 42 0 85-53 85-104 0-32-18-56-47-56-16 0-31 10-41 21zM35 137c2-7 2-8 5-12 17-23 33-28 43-28 12 0 22 10 22 33 0 21-12 61-18 75-12 23-28 36-42 36-12 0-24-10-24-36 0-6 0-13 6-35z"><text:p/></draw:path></draw:g> is the imaginary part.</text:p>
        </text:list-item>
      </text:list>
      <text:p text:style-name="P19"><text:span text:style-name="T2">Example</text:span>: <text:span text:style-name="T22">Given that the two numbers are </text:span><text:span text:style-name="T16">(9.5, 7.7) </text:span><text:span text:style-name="T18">and </text:span><text:span text:style-name="T16">(1.2, 3.1)</text:span><text:span text:style-name="T18">, then the program should print:</text:span></text:p>
      <text:p text:style-name="P25">left = (9.5, 7.7)</text:p>
      <text:p text:style-name="P24">right = <text:bookmark-start text:name="__DdeLink__1751_2107551999"/>(1.2, 3.1)<text:bookmark-end text:name="__DdeLink__1751_2107551999"/></text:p>
      <text:p text:style-name="P24">left + right = (10.7, 10.8)</text:p>
      <text:p text:style-name="P24">left - right = (8.3, 4.6)</text:p>
      <text:h text:style-name="P27" text:outline-level="3"><text:bookmark-start text:name="__DdeLink__245_601613352"/><text:span text:style-name="T4">Problem </text:span><text:span text:style-name="T6">2</text:span><text:span text:style-name="T4">: </text:span><text:bookmark-end text:name="__DdeLink__245_601613352"/><text:span text:style-name="T7">Polynomial</text:span></text:h>
      <text:p text:style-name="P9">Create a class <text:span text:style-name="T16">Polynomial</text:span> for <text:span text:style-name="T20">manipulating</text:span> polynomials. <text:span text:style-name="T19">An </text:span><text:span text:style-name="T19"><draw:g text:anchor-type="as-char" svg:y="-0.1264in" draw:z-index="3" draw:style-name="gr1"><svg:title>TexMaths</svg:title><svg:desc>10§display§n^{th}§svg§600§FALSE</svg:desc><draw:polygon draw:style-name="gr17" draw:text-style-name="P29" svg:width="0.1898in" svg:height="0.1244in" svg:x="0in" svg:y="0in" svg:viewBox="0 0 483 317" draw:points="241,317 0,317 0,0 483,0 483,317"><text:p/></draw:polygon><draw:path draw:style-name="gr18" draw:text-style-name="P29" svg:width="0.0748in" svg:height="0.0626in" svg:x="0.0039in" svg:y="0.0638in" svg:viewBox="0 0 191 160" svg:d="M21 135c-1 6-3 14-3 16 0 6 5 9 10 9 4 0 11-3 13-10 0 0 5-17 7-26l7-32c3-7 5-15 6-23 2-6 5-17 5-18 5-11 24-43 58-43 16 0 19 13 19 25 0 21-18 67-23 82-3 8-4 12-4 16 0 17 13 29 29 29 33 0 46-51 46-54 0-4-3-4-4-4-3 0-3 1-5 7-7 24-19 43-36 43-6 0-9-3-9-11 0-9 4-18 7-25 7-19 21-58 21-78 0-24-15-38-40-38-32 0-49 23-55 31-2-20-17-31-33-31s-23 14-26 20c-6 12-11 33-11 34 0 4 4 4 4 4 4 0 4 0 6-8 6-25 13-42 26-42 7 0 11 4 11 16 0 7-1 11-6 30z"><text:p/></draw:path><draw:path draw:style-name="gr19" draw:text-style-name="P29" svg:width="0.0327in" svg:height="0.0614in" svg:x="0.087in" svg:y="0.0067in" svg:viewBox="0 0 84 157" svg:d="M51 57h25c5 0 8 0 8-5 0-4-3-4-7-4h-24l9-37c0-1 1-2 1-3 0-5-3-8-8-8-7 0-10 4-12 11-2 6 1-6-10 37h-25c-5 0-8 0-8 5 0 4 3 4 7 4h24l-15 58c-1 7-3 15-3 19 0 14 12 23 26 23 28 0 44-34 44-38 0-3-4-3-4-3-3 0-4 1-6 5-7 15-19 29-33 29-5 0-9-3-9-12 0-2 1-8 2-10z"><text:p/></draw:path><draw:path draw:style-name="gr20" draw:text-style-name="P29" svg:width="0.0528in" svg:height="0.0681in" svg:x="0.1323in" svg:y="0in" svg:viewBox="0 0 135 174" svg:d="M59 7c0 0 1-3 1-4s-1-3-4-3c-5 0-26 2-32 2-2 1-5 1-5 6 0 4 3 4 6 4 12 0 12 1 12 3s0 4-1 6l-35 140c-1 4-1 5-1 5 0 4 3 8 8 8 3 0 8-1 11-6 0-2 3-11 4-16l6-22c0-4 3-13 3-17 3-9 3-9 8-17 8-12 20-26 40-26 13 0 14 11 14 17 0 15-10 42-14 53-3 6-4 9-4 13 0 13 11 21 23 21 25 0 36-34 36-38 0-3-3-3-4-3-3 0-4 2-5 4-5 20-16 30-26 30-5 0-6-3-6-8 0-6 1-9 6-20 3-8 13-34 13-48 0-4 0-15-9-22-5-3-12-6-23-6-19 0-32 10-41 20z"><text:p/></draw:path></draw:g></text:span><text:span text:style-name="T19"> degree polynomial is expressed as:</text:span></text:p>
      <text:p text:style-name="P9"><text:tab/><draw:g text:anchor-type="as-char" svg:y="-0.2146in" draw:z-index="2" draw:style-name="gr1"><svg:title>TexMaths</svg:title><svg:desc>10§display§f(x)=\sum \limit_{i=0}^{n}a_i x^i§svg§600§FALSE</svg:desc><draw:polygon draw:style-name="gr2" draw:text-style-name="P29" svg:width="0.9142in" svg:height="0.378in" svg:x="0in" svg:y="0.0016in" svg:viewBox="0 0 2323 961" draw:points="1162,961 0,961 0,0 2323,0 2323,961"><text:p/></draw:polygon><draw:path draw:style-name="gr3" draw:text-style-name="P29" svg:width="0.0689in" svg:height="0.126in" svg:x="0.0075in" svg:y="0.1181in" svg:viewBox="0 0 176 321" svg:d="M111 108h30c7 0 11 0 11-8 0-3-4-3-10-3h-29l8-41c1-7 6-32 8-36 3-7 9-12 17-12 1 0 10 0 17 6-16 2-19 14-19 19 0 8 6 12 13 12 9 0 19-7 19-21 0-16-16-24-30-24-12 0-35 6-45 41-2 8-3 11-12 56h-24c-7 0-11 0-11 6 0 5 3 5 10 5h23l-26 139c-7 34-13 66-31 66-1 0-10 0-17-6 16-1 20-14 20-19 0-8-7-13-14-13-9 0-19 8-19 22 0 15 16 24 30 24 19 0 34-21 40-34 11-23 19-65 20-68z"><text:p/></draw:path><draw:path draw:style-name="gr4" draw:text-style-name="P29" svg:width="0.0323in" svg:height="0.1382in" svg:x="0.0965in" svg:y="0.1122in" svg:viewBox="0 0 83 352" svg:d="M83 349c0-1 0-2-7-8-44-44-55-111-55-165 0-61 13-122 57-166 5-5 5-5 5-6 0-3-2-4-4-4-4 0-36 24-57 69-18 39-22 78-22 107 0 28 4 70 23 110 22 44 52 66 56 66 2 0 4-1 4-3z"><text:p/></draw:path><draw:path draw:style-name="gr5" draw:text-style-name="P29" svg:width="0.0689in" svg:height="0.0626in" svg:x="0.1406in" svg:y="0.1547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6" draw:text-style-name="P29" svg:width="0.0323in" svg:height="0.1382in" svg:x="0.2232in" svg:y="0.1122in" svg:viewBox="0 0 83 352" svg:d="M83 176c0-27-4-70-24-110-21-43-52-66-55-66s-4 1-4 4c0 1 0 1 7 8 35 35 55 91 55 164 0 61-13 123-57 167-5 4-5 5-5 6 0 2 1 3 4 3s35-24 56-68c18-39 23-78 23-108z"><text:p/></draw:path><draw:path draw:style-name="gr7" draw:text-style-name="P29" svg:width="0.0921in" svg:height="0.0323in" svg:x="0.3154in" svg:y="0.165in" svg:viewBox="0 0 235 83" svg:d="M223 14c5 0 12 0 12-7s-7-7-12-7h-211c-5 0-12 0-12 7s7 7 12 7zM223 83c5 0 12 0 12-7s-7-7-12-7h-211c-5 0-12 0-12 7s7 7 12 7z"><text:p/></draw:path><draw:path draw:style-name="gr8" draw:text-style-name="P29" svg:width="0.0591in" svg:height="0.0437in" svg:x="0.524in" svg:y="0in" svg:viewBox="0 0 151 112" svg:d="M19 94c-1 3-3 9-3 10 0 5 5 8 9 8s8-3 9-6c1-2 3-10 5-15 1-5 4-16 5-22 2-6 3-11 4-17 3-10 4-12 11-22s18-23 37-23c14 0 14 13 14 17 0 15-10 43-14 53-3 7-4 9-4 14 0 13 11 21 24 21 24 0 35-34 35-38 0-3-3-3-4-3-3 0-3 1-4 4-6 20-17 30-27 30-5 0-6-3-6-9 0-5 1-9 6-20 3-7 13-34 13-48 0-24-19-28-32-28-21 0-35 13-42 23-2-18-16-23-27-23-10 0-16 8-19 13-6 10-9 24-9 25 0 3 3 3 4 3 4 0 4-1 6-7 3-15 8-27 18-27 6 0 8 5 8 12 0 5-2 14-4 21-2 6-4 17-6 22z"><text:p/></draw:path><draw:path draw:style-name="gr9" draw:text-style-name="P29" svg:width="0.1843in" svg:height="0.1937in" svg:x="0.4614in" svg:y="0.0843in" svg:viewBox="0 0 469 493" svg:d="M426 493l43-113h-9c-14 37-51 61-92 71-7 2-42 11-109 11h-213l180-210c2-3 3-4 3-5s0-2-3-6l-164-224h193c48 0 80 5 83 6 19 2 49 8 77 26 9 6 33 21 45 50h9l-43-99h-416c-8 0-9 0-10 2 0 2 0 8 0 12l186 255-182 214c-4 4-4 6-4 6 0 4 4 4 10 4z"><text:p/></draw:path><draw:path draw:style-name="gr10" draw:text-style-name="P29" svg:width="0.0295in" svg:height="0.0654in" svg:x="0.4689in" svg:y="0.315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ath draw:style-name="gr11" draw:text-style-name="P29" svg:width="0.0713in" svg:height="0.026in" svg:x="0.5102in" svg:y="0.3417in" svg:viewBox="0 0 182 67" svg:d="M173 12c3 0 9 0 9-6s-6-6-9-6h-164c-3 0-9 0-9 6s6 6 9 6zM173 67c3 0 9 0 9-6s-6-6-9-6h-164c-3 0-9 0-9 6s6 6 9 6z"><text:p/></draw:path><draw:path draw:style-name="gr12" draw:text-style-name="P29" svg:width="0.0449in" svg:height="0.0661in" svg:x="0.5933in" svg:y="0.315in" svg:viewBox="0 0 115 169" svg:d="M115 85c0-27-3-46-14-64-8-11-24-21-43-21-58 0-58 68-58 85 0 18 0 84 58 84 57 0 57-66 57-84zM58 162c-12 0-27-6-32-27-3-14-3-35-3-53s0-37 3-50c6-20 21-25 32-25 13 0 26 8 30 22s5 32 5 53c0 18 0 37-4 52-5 23-21 28-31 28z"><text:p/></draw:path><draw:path draw:style-name="gr13" draw:text-style-name="P29" svg:width="0.0634in" svg:height="0.0626in" svg:x="0.6823in" svg:y="0.1547in" svg:viewBox="0 0 162 160" svg:d="M118 23c-7-13-17-23-33-23-41 0-85 52-85 104 0 33 19 56 47 56 7 0 25-1 46-26 3 15 15 26 32 26 13 0 21-8 26-19 6-13 11-35 11-35 0-4-3-4-4-4-4 0-4 2-5 7-6 23-13 43-27 43-10 0-11-9-11-16 0-8 1-10 5-26 4-15 4-18 8-32l12-49c3-10 3-11 3-12 0-6-4-10-10-10-9 0-14 8-15 16zM95 114c-2 7-2 7-7 13-16 20-30 25-40 25-18 0-23-19-23-33 0-17 11-61 20-77 11-21 26-34 41-34 23 0 28 29 28 31s-1 4-2 6z"><text:p/></draw:path><draw:path draw:style-name="gr14" draw:text-style-name="P29" svg:width="0.0295in" svg:height="0.0654in" svg:x="0.7543in" svg:y="0.1724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ath draw:style-name="gr15" draw:text-style-name="P29" svg:width="0.0689in" svg:height="0.0626in" svg:x="0.8in" svg:y="0.1547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16" draw:text-style-name="P29" svg:width="0.0295in" svg:height="0.0654in" svg:x="0.8795in" svg:y="0.0945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g></text:p>
      <text:list xml:id="list1605574672517414405" text:style-name="L3">
        <text:list-item>
          <text:p text:style-name="P20"><text:span text:style-name="T12">Provide a constructor that takes a </text:span><text:span text:style-name="T10">double</text:span><text:span text:style-name="T12"> array to initialize the polynomial paramters.</text:span></text:p>
        </text:list-item>
        <text:list-item>
          <text:p text:style-name="P21"><text:span text:style-name="T12">P</text:span><text:span text:style-name="T3">rovide a method </text:span><text:span text:style-name="T9">toString</text:span><text:span text:style-name="T3"> that print </text:span><text:span text:style-name="T14">the polynomial in the form:</text:span></text:p>
          <text:p text:style-name="P13"><text:span text:style-name="T3"><draw:g text:anchor-type="as-char" svg:y="-0.1043in" draw:z-index="9" draw:style-name="gr1"><svg:title>TexMaths</svg:title><svg:desc>10§display§f(x) = a_0 + a_1 x + \ldots + a_n x^n§svg§600§FALSE</svg:desc><draw:polygon draw:style-name="gr59" draw:text-style-name="P29" svg:width="1.7681in" svg:height="0.1382in" svg:x="0in" svg:y="0in" svg:viewBox="0 0 4492 352" draw:points="2246,352 0,352 0,0 4492,0 4492,352"><text:p/></draw:polygon><draw:path draw:style-name="gr60" draw:text-style-name="P29" svg:width="0.0689in" svg:height="0.126in" svg:x="0.0075in" svg:y="0.0063in" svg:viewBox="0 0 176 321" svg:d="M111 108h30c7 0 11 0 11-8 0-3-4-3-10-3h-29l8-41c1-7 6-32 8-36 3-7 9-12 17-12 1 0 10 0 17 6-16 2-19 14-19 19 0 8 6 12 13 12 9 0 19-7 19-21 0-16-16-24-30-24-12 0-35 6-45 41-2 8-3 11-12 56h-24c-7 0-11 0-11 6 0 5 3 5 10 5h23l-26 139c-7 34-13 66-31 66-1 0-10 0-17-6 16-1 20-14 20-19 0-8-7-13-14-13-9 0-19 8-19 22 0 15 16 24 30 24 19 0 34-21 40-34 11-23 19-65 20-68z"><text:p/></draw:path><draw:path draw:style-name="gr61" draw:text-style-name="P29" svg:width="0.0323in" svg:height="0.1382in" svg:x="0.0965in" svg:y="0in" svg:viewBox="0 0 83 352" svg:d="M83 349c0-1 0-2-7-8-44-44-55-111-55-165 0-61 13-122 57-166 5-5 5-5 5-6 0-3-2-4-4-4-4 0-36 24-57 69-18 39-22 78-22 107 0 28 4 70 23 110 22 44 52 66 56 66 2 0 4-1 4-3z"><text:p/></draw:path><draw:path draw:style-name="gr62" draw:text-style-name="P29" svg:width="0.0689in" svg:height="0.0626in" svg:x="0.1406in" svg:y="0.0425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63" draw:text-style-name="P29" svg:width="0.0323in" svg:height="0.1382in" svg:x="0.2232in" svg:y="0in" svg:viewBox="0 0 83 352" svg:d="M83 176c0-27-4-70-24-110-21-43-52-66-55-66s-4 1-4 4c0 1 0 1 7 8 35 35 55 91 55 164 0 61-13 123-57 167-5 4-5 5-5 6 0 2 1 3 4 3s35-24 56-68c18-39 23-78 23-108z"><text:p/></draw:path><draw:path draw:style-name="gr64" draw:text-style-name="P29" svg:width="0.0921in" svg:height="0.0323in" svg:x="0.3154in" svg:y="0.0531in" svg:viewBox="0 0 235 83" svg:d="M223 14c5 0 12 0 12-7s-7-7-12-7h-211c-5 0-12 0-12 7s7 7 12 7zM223 83c5 0 12 0 12-7s-7-7-12-7h-211c-5 0-12 0-12 7s7 7 12 7z"><text:p/></draw:path><draw:path draw:style-name="gr65" draw:text-style-name="P29" svg:width="0.0634in" svg:height="0.0626in" svg:x="0.4594in" svg:y="0.0425in" svg:viewBox="0 0 162 160" svg:d="M118 23c-7-13-17-23-33-23-41 0-85 52-85 104 0 33 19 56 47 56 7 0 25-1 46-26 3 15 15 26 32 26 13 0 21-8 26-19 6-13 11-35 11-35 0-4-3-4-4-4-4 0-4 2-5 7-6 23-13 43-27 43-10 0-11-9-11-16 0-8 1-10 5-26 4-15 4-18 8-32l12-49c3-10 3-11 3-12 0-6-4-10-10-10-9 0-14 8-15 16zM95 114c-2 7-2 7-7 13-16 20-30 25-40 25-18 0-23-19-23-33 0-17 11-61 20-77 11-21 26-34 41-34 23 0 28 29 28 31s-1 4-2 6z"><text:p/></draw:path><draw:path draw:style-name="gr66" draw:text-style-name="P29" svg:width="0.0449in" svg:height="0.0661in" svg:x="0.5319in" svg:y="0.0598in" svg:viewBox="0 0 115 169" svg:d="M115 85c0-27-3-46-14-64-8-11-24-21-43-21-58 0-58 68-58 85 0 18 0 84 58 84 57 0 57-66 57-84zM58 162c-12 0-27-6-32-27-3-14-3-35-3-53s0-37 3-50c6-20 21-25 32-25 13 0 26 8 30 22s5 32 5 53c0 18 0 37-4 52-5 23-21 28-31 28z"><text:p/></draw:path><draw:path draw:style-name="gr67" draw:text-style-name="P29" svg:width="0.0921in" svg:height="0.0921in" svg:x="0.6276in" svg:y="0.0228in" svg:viewBox="0 0 235 235" svg:d="M125 125h98c5 0 12 0 12-7 0-8-7-8-12-8h-98v-98c0-5 0-12-7-12-8 0-8 7-8 12v98h-98c-5 0-12 0-12 8 0 7 7 7 12 7h98v98c0 5 0 12 8 12 7 0 7-7 7-12z"><text:p/></draw:path><draw:path draw:style-name="gr68" draw:text-style-name="P29" svg:width="0.0634in" svg:height="0.0626in" svg:x="0.7638in" svg:y="0.0425in" svg:viewBox="0 0 162 160" svg:d="M118 23c-7-13-17-23-33-23-41 0-85 52-85 104 0 33 19 56 47 56 7 0 25-1 46-26 3 15 15 26 32 26 13 0 21-8 26-19 6-13 11-35 11-35 0-4-3-4-4-4-4 0-4 2-5 7-6 23-13 43-27 43-10 0-11-9-11-16 0-8 1-10 5-26 4-15 4-18 8-32l12-49c3-10 3-11 3-12 0-6-4-10-10-10-9 0-14 8-15 16zM95 114c-2 7-2 7-7 13-16 20-30 25-40 25-18 0-23-19-23-33 0-17 11-61 20-77 11-21 26-34 41-34 23 0 28 29 28 31s-1 4-2 6z"><text:p/></draw:path><draw:path draw:style-name="gr69" draw:text-style-name="P29" svg:width="0.0354in" svg:height="0.0642in" svg:x="0.8417in" svg:y="0.0598in" svg:viewBox="0 0 91 164" svg:d="M56 7c0-7 0-7-7-7-16 16-39 16-49 16v9c6 0 22 0 36-7v126c0 8 0 11-25 11h-9v9c4 0 35-1 44-1 8 0 39 1 45 1v-9h-10c-25 0-25-3-25-11z"><text:p/></draw:path><draw:path draw:style-name="gr70" draw:text-style-name="P29" svg:width="0.0689in" svg:height="0.0626in" svg:x="0.8972in" svg:y="0.0425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71" draw:text-style-name="P29" svg:width="0.0921in" svg:height="0.0921in" svg:x="1.011in" svg:y="0.0228in" svg:viewBox="0 0 235 235" svg:d="M125 125h98c5 0 12 0 12-7 0-8-7-8-12-8h-98v-98c0-5 0-12-7-12-8 0-8 7-8 12v98h-98c-5 0-12 0-12 8 0 7 7 7 12 7h98v98c0 5 0 12 8 12 7 0 7-7 7-12z"><text:p/></draw:path><draw:path draw:style-name="gr72" draw:text-style-name="P29" svg:width="0.0146in" svg:height="0.0146in" svg:x="1.1535in" svg:y="0.089in" svg:viewBox="0 0 38 38" svg:d="M38 19c0-10-8-19-19-19-10 0-19 9-19 19 0 11 9 19 19 19 11 0 19-8 19-19z"><text:p/></draw:path><draw:path draw:style-name="gr73" draw:text-style-name="P29" svg:width="0.0146in" svg:height="0.0146in" svg:x="1.215in" svg:y="0.089in" svg:viewBox="0 0 38 38" svg:d="M38 19c0-10-8-19-19-19-10 0-19 9-19 19 0 11 9 19 19 19 11 0 19-8 19-19z"><text:p/></draw:path><draw:path draw:style-name="gr74" draw:text-style-name="P29" svg:width="0.0146in" svg:height="0.0146in" svg:x="1.2764in" svg:y="0.089in" svg:viewBox="0 0 38 38" svg:d="M38 19c0-10-8-19-19-19-10 0-19 9-19 19 0 11 9 19 19 19 11 0 19-8 19-19z"><text:p/></draw:path><draw:path draw:style-name="gr75" draw:text-style-name="P29" svg:width="0.0921in" svg:height="0.0921in" svg:x="1.3413in" svg:y="0.0228in" svg:viewBox="0 0 235 235" svg:d="M125 125h98c5 0 12 0 12-7 0-8-7-8-12-8h-98v-98c0-5 0-12-7-12-8 0-8 7-8 12v98h-98c-5 0-12 0-12 8 0 7 7 7 12 7h98v98c0 5 0 12 8 12 7 0 7-7 7-12z"><text:p/></draw:path><draw:path draw:style-name="gr76" draw:text-style-name="P29" svg:width="0.0634in" svg:height="0.0626in" svg:x="1.4776in" svg:y="0.0425in" svg:viewBox="0 0 162 160" svg:d="M118 23c-7-13-17-23-33-23-41 0-85 52-85 104 0 33 19 56 47 56 7 0 25-1 46-26 3 15 15 26 32 26 13 0 21-8 26-19 6-13 11-35 11-35 0-4-3-4-4-4-4 0-4 2-5 7-6 23-13 43-27 43-10 0-11-9-11-16 0-8 1-10 5-26 4-15 4-18 8-32l12-49c3-10 3-11 3-12 0-6-4-10-10-10-9 0-14 8-15 16zM95 114c-2 7-2 7-7 13-16 20-30 25-40 25-18 0-23-19-23-33 0-17 11-61 20-77 11-21 26-34 41-34 23 0 28 29 28 31s-1 4-2 6z"><text:p/></draw:path><draw:path draw:style-name="gr77" draw:text-style-name="P29" svg:width="0.0591in" svg:height="0.0437in" svg:x="1.55in" svg:y="0.0815in" svg:viewBox="0 0 151 112" svg:d="M19 94c-1 3-3 9-3 10 0 5 5 8 9 8s8-3 9-6c1-2 3-10 5-15 1-5 4-16 5-22 2-6 3-11 4-17 3-10 4-12 11-22s18-23 37-23c14 0 14 13 14 17 0 15-10 43-14 53-3 7-4 9-4 14 0 13 11 21 24 21 24 0 35-34 35-38 0-3-3-3-4-3-3 0-3 1-4 4-6 20-17 30-27 30-5 0-6-3-6-9 0-5 1-9 6-20 3-7 13-34 13-48 0-24-19-28-32-28-21 0-35 13-42 23-2-18-16-23-27-23-10 0-16 8-19 13-6 10-9 24-9 25 0 3 3 3 4 3 4 0 4-1 6-7 3-15 8-27 18-27 6 0 8 5 8 12 0 5-2 14-4 21-2 6-4 17-6 22z"><text:p/></draw:path><draw:path draw:style-name="gr78" draw:text-style-name="P29" svg:width="0.0689in" svg:height="0.0626in" svg:x="1.6244in" svg:y="0.0425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79" draw:text-style-name="P29" svg:width="0.0591in" svg:height="0.0437in" svg:x="1.7043in" svg:y="0.0039in" svg:viewBox="0 0 151 112" svg:d="M19 94c-1 3-3 9-3 10 0 5 5 8 9 8s8-3 9-6c1-2 3-10 5-15 1-5 4-16 5-22 2-6 3-11 4-17 3-10 4-12 11-22s18-23 37-23c14 0 14 13 14 17 0 15-10 43-14 53-3 7-4 9-4 14 0 13 11 21 24 21 24 0 35-34 35-38 0-3-3-3-4-3-3 0-3 1-4 4-6 20-17 30-27 30-5 0-6-3-6-9 0-5 1-9 6-20 3-7 13-34 13-48 0-24-19-28-32-28-21 0-35 13-42 23-2-18-16-23-27-23-10 0-16 8-19 13-6 10-9 24-9 25 0 3 3 3 4 3 4 0 4-1 6-7 3-15 8-27 18-27 6 0 8 5 8 12 0 5-2 14-4 21-2 6-4 17-6 22z"><text:p/></draw:path></draw:g></text:span></text:p>
        </text:list-item>
        <text:list-item>
          <text:p text:style-name="P20"><text:span text:style-name="T12">Provide</text:span><text:span text:style-name="T13"> a method </text:span><text:span text:style-name="T11">derivative</text:span><text:span text:style-name="T13"> that returns another polynomial</text:span><text:span text:style-name="T14"> defined as follows:</text:span></text:p>
          <text:p text:style-name="P10"><text:span text:style-name="T14"><draw:g text:anchor-type="as-char" svg:y="-0.2146in" draw:z-index="8" draw:style-name="gr1"><svg:title>TexMaths</svg:title><svg:desc>10§display§f'(x)=\sum \limit_{i=1}^{n}i a_i x^{(i-1)}§svg§600§FALSE</svg:desc><draw:polygon draw:style-name="gr38" draw:text-style-name="P29" svg:width="1.2287in" svg:height="0.378in" svg:x="0in" svg:y="0.0016in" svg:viewBox="0 0 3122 961" draw:points="1561,961 0,961 0,0 3122,0 3122,961"><text:p/></draw:polygon><draw:path draw:style-name="gr39" draw:text-style-name="P29" svg:width="0.0689in" svg:height="0.126in" svg:x="0.0075in" svg:y="0.1181in" svg:viewBox="0 0 176 321" svg:d="M111 108h30c7 0 11 0 11-8 0-3-4-3-10-3h-29l8-41c1-7 6-32 8-36 3-7 9-12 17-12 1 0 10 0 17 6-16 2-19 14-19 19 0 8 6 12 13 12 9 0 19-7 19-21 0-16-16-24-30-24-12 0-35 6-45 41-2 8-3 11-12 56h-24c-7 0-11 0-11 6 0 5 3 5 10 5h23l-26 139c-7 34-13 66-31 66-1 0-10 0-17-6 16-1 20-14 20-19 0-8-7-13-14-13-9 0-19 8-19 22 0 15 16 24 30 24 19 0 34-21 40-34 11-23 19-65 20-68z"><text:p/></draw:path><draw:path draw:style-name="gr40" draw:text-style-name="P29" svg:width="0.0244in" svg:height="0.05in" svg:x="0.0874in" svg:y="0.1047in" svg:viewBox="0 0 63 128" svg:d="M60 22c2-5 3-7 3-8 0-8-7-14-15-14-10 0-13 8-14 12l-33 107c0 1-1 4-1 4 0 3 8 5 10 5 1 0 2 0 3-4z"><text:p/></draw:path><draw:path draw:style-name="gr41" draw:text-style-name="P29" svg:width="0.0323in" svg:height="0.1382in" svg:x="0.135in" svg:y="0.1122in" svg:viewBox="0 0 83 352" svg:d="M83 349c0-1 0-2-7-8-44-44-55-111-55-165 0-61 13-122 57-166 5-5 5-5 5-6 0-3-2-4-4-4-4 0-36 24-57 69-18 39-22 78-22 107 0 28 4 70 23 110 22 44 52 66 56 66 2 0 4-1 4-3z"><text:p/></draw:path><draw:path draw:style-name="gr42" draw:text-style-name="P29" svg:width="0.0689in" svg:height="0.0626in" svg:x="0.1791in" svg:y="0.1547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43" draw:text-style-name="P29" svg:width="0.0323in" svg:height="0.1382in" svg:x="0.2622in" svg:y="0.1122in" svg:viewBox="0 0 83 352" svg:d="M83 176c0-27-4-70-24-110-21-43-52-66-55-66s-4 1-4 4c0 1 0 1 7 8 35 35 55 91 55 164 0 61-13 123-57 167-5 4-5 5-5 6 0 2 1 3 4 3s35-24 56-68c18-39 23-78 23-108z"><text:p/></draw:path><draw:path draw:style-name="gr44" draw:text-style-name="P29" svg:width="0.0921in" svg:height="0.0323in" svg:x="0.3543in" svg:y="0.165in" svg:viewBox="0 0 235 83" svg:d="M223 14c5 0 12 0 12-7s-7-7-12-7h-211c-5 0-12 0-12 7s7 7 12 7zM223 83c5 0 12 0 12-7s-7-7-12-7h-211c-5 0-12 0-12 7s7 7 12 7z"><text:p/></draw:path><draw:path draw:style-name="gr45" draw:text-style-name="P29" svg:width="0.0591in" svg:height="0.0437in" svg:x="0.563in" svg:y="0in" svg:viewBox="0 0 151 112" svg:d="M19 94c-1 3-3 9-3 10 0 5 5 8 9 8s8-3 9-6c1-2 3-10 5-15 1-5 4-16 5-22 2-6 3-11 4-17 3-10 4-12 11-22s18-23 37-23c14 0 14 13 14 17 0 15-10 43-14 53-3 7-4 9-4 14 0 13 11 21 24 21 24 0 35-34 35-38 0-3-3-3-4-3-3 0-3 1-4 4-6 20-17 30-27 30-5 0-6-3-6-9 0-5 1-9 6-20 3-7 13-34 13-48 0-24-19-28-32-28-21 0-35 13-42 23-2-18-16-23-27-23-10 0-16 8-19 13-6 10-9 24-9 25 0 3 3 3 4 3 4 0 4-1 6-7 3-15 8-27 18-27 6 0 8 5 8 12 0 5-2 14-4 21-2 6-4 17-6 22z"><text:p/></draw:path><draw:path draw:style-name="gr46" draw:text-style-name="P29" svg:width="0.1843in" svg:height="0.1937in" svg:x="0.5004in" svg:y="0.0843in" svg:viewBox="0 0 469 493" svg:d="M426 493l43-113h-9c-14 37-51 61-92 71-7 2-42 11-109 11h-213l180-210c2-3 3-4 3-5s0-2-3-6l-164-224h193c48 0 80 5 83 6 19 2 49 8 77 26 9 6 33 21 45 50h9l-43-99h-416c-8 0-9 0-10 2 0 2 0 8 0 12l186 255-182 214c-4 4-4 6-4 6 0 4 4 4 10 4z"><text:p/></draw:path><draw:path draw:style-name="gr47" draw:text-style-name="P29" svg:width="0.0295in" svg:height="0.0654in" svg:x="0.5075in" svg:y="0.315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ath draw:style-name="gr48" draw:text-style-name="P29" svg:width="0.0713in" svg:height="0.026in" svg:x="0.5488in" svg:y="0.3417in" svg:viewBox="0 0 182 67" svg:d="M173 12c3 0 9 0 9-6s-6-6-9-6h-164c-3 0-9 0-9 6s6 6 9 6zM173 67c3 0 9 0 9-6s-6-6-9-6h-164c-3 0-9 0-9 6s6 6 9 6z"><text:p/></draw:path><draw:path draw:style-name="gr49" draw:text-style-name="P29" svg:width="0.0354in" svg:height="0.0642in" svg:x="0.6378in" svg:y="0.315in" svg:viewBox="0 0 91 164" svg:d="M56 7c0-7 0-7-7-7-16 16-39 16-49 16v9c6 0 22 0 36-7v126c0 8 0 11-25 11h-9v9c4 0 35-1 44-1 8 0 39 1 45 1v-9h-10c-25 0-25-3-25-11z"><text:p/></draw:path><draw:path draw:style-name="gr50" draw:text-style-name="P29" svg:width="0.0366in" svg:height="0.0929in" svg:x="0.7197in" svg:y="0.1244in"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51" draw:text-style-name="P29" svg:width="0.0634in" svg:height="0.0626in" svg:x="0.7689in" svg:y="0.1547in" svg:viewBox="0 0 162 160" svg:d="M118 23c-7-13-17-23-33-23-41 0-85 52-85 104 0 33 19 56 47 56 7 0 25-1 46-26 3 15 15 26 32 26 13 0 21-8 26-19 6-13 11-35 11-35 0-4-3-4-4-4-4 0-4 2-5 7-6 23-13 43-27 43-10 0-11-9-11-16 0-8 1-10 5-26 4-15 4-18 8-32l12-49c3-10 3-11 3-12 0-6-4-10-10-10-9 0-14 8-15 16zM95 114c-2 7-2 7-7 13-16 20-30 25-40 25-18 0-23-19-23-33 0-17 11-61 20-77 11-21 26-34 41-34 23 0 28 29 28 31s-1 4-2 6z"><text:p/></draw:path><draw:path draw:style-name="gr52" draw:text-style-name="P29" svg:width="0.0295in" svg:height="0.0654in" svg:x="0.8409in" svg:y="0.1724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ath draw:style-name="gr53" draw:text-style-name="P29" svg:width="0.0689in" svg:height="0.0626in" svg:x="0.8866in" svg:y="0.1547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54" draw:text-style-name="P29" svg:width="0.0252in" svg:height="0.0969in" svg:x="0.9728in" svg:y="0.0862in" svg:viewBox="0 0 65 247" svg:d="M60 0c-48 33-60 85-60 123 0 35 10 89 60 124 2 0 5 0 5-3 0-2-1-2-3-4-33-30-45-72-45-116 0-67 26-100 46-118 1-1 2-2 2-3 0-3-3-3-5-3z"><text:p/></draw:path><draw:path draw:style-name="gr55" draw:text-style-name="P29" svg:width="0.0295in" svg:height="0.0654in" svg:x="1.0094in" svg:y="0.0945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ath draw:style-name="gr56" draw:text-style-name="P29" svg:width="0.0654in" svg:height="0.0047in" svg:x="1.0543in" svg:y="0.1319in" svg:viewBox="0 0 167 13" svg:d="M157 13c4 0 10 0 10-6 0-7-5-7-10-7h-147c-4 0-10 0-10 6 0 7 6 7 10 7z"><text:p/></draw:path><draw:path draw:style-name="gr57" draw:text-style-name="P29" svg:width="0.0354in" svg:height="0.0642in" svg:x="1.1409in" svg:y="0.0945in" svg:viewBox="0 0 91 164" svg:d="M56 7c0-7 0-7-7-7-16 16-39 16-49 16v9c6 0 22 0 36-7v126c0 8 0 11-25 11h-9v9c4 0 35-1 44-1 8 0 39 1 45 1v-9h-10c-25 0-25-3-25-11z"><text:p/></draw:path><draw:path draw:style-name="gr58" draw:text-style-name="P29" svg:width="0.0252in" svg:height="0.0969in" svg:x="1.1925in" svg:y="0.0862in" svg:viewBox="0 0 65 247" svg:d="M5 0c-2 0-5 0-5 3 0 1 1 2 2 4 22 19 46 53 46 116 0 52-17 91-44 115-4 4-4 5-4 6s1 3 3 3c3 0 27-17 43-47 11-21 19-48 19-76 0-35-11-89-60-124z"><text:p/></draw:path></draw:g></text:span></text:p>
        </text:list-item>
        <text:list-item>
          <text:p text:style-name="P26">Provide a method <text:span text:style-name="T16">f</text:span> that takes a <text:span text:style-name="T16">double x</text:span> and returns the <text:span text:style-name="T16">double</text:span> value of <draw:g text:anchor-type="as-char" svg:y="-0.1043in" draw:z-index="10" draw:style-name="gr1"><svg:title>TexMaths</svg:title><svg:desc>10§display§f(x)§svg§600§FALSE</svg:desc><draw:polygon draw:style-name="gr80" draw:text-style-name="P29" svg:width="0.2693in" svg:height="0.1382in" svg:x="0in" svg:y="0in" svg:viewBox="0 0 685 352" draw:points="343,352 0,352 0,0 685,0 685,352"><text:p/></draw:polygon><draw:path draw:style-name="gr81" draw:text-style-name="P29" svg:width="0.0689in" svg:height="0.126in" svg:x="0.0075in" svg:y="0.0063in" svg:viewBox="0 0 176 321" svg:d="M111 108h30c7 0 11 0 11-8 0-3-4-3-10-3h-29l8-41c1-7 6-32 8-36 3-7 9-12 17-12 1 0 10 0 17 6-16 2-19 14-19 19 0 8 6 12 13 12 9 0 19-7 19-21 0-16-16-24-30-24-12 0-35 6-45 41-2 8-3 11-12 56h-24c-7 0-11 0-11 6 0 5 3 5 10 5h23l-26 139c-7 34-13 66-31 66-1 0-10 0-17-6 16-1 20-14 20-19 0-8-7-13-14-13-9 0-19 8-19 22 0 15 16 24 30 24 19 0 34-21 40-34 11-23 19-65 20-68z"><text:p/></draw:path><draw:path draw:style-name="gr82" draw:text-style-name="P29" svg:width="0.0323in" svg:height="0.1382in" svg:x="0.0965in" svg:y="0in" svg:viewBox="0 0 83 352" svg:d="M83 349c0-1 0-2-7-8-44-44-55-111-55-165 0-61 13-122 57-166 5-5 5-5 5-6 0-3-2-4-4-4-4 0-36 24-57 69-18 39-22 78-22 107 0 28 4 70 23 110 22 44 52 66 56 66 2 0 4-1 4-3z"><text:p/></draw:path><draw:path draw:style-name="gr83" draw:text-style-name="P29" svg:width="0.0689in" svg:height="0.0626in" svg:x="0.1406in" svg:y="0.0425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84" draw:text-style-name="P29" svg:width="0.0323in" svg:height="0.1382in" svg:x="0.2232in" svg:y="0in" svg:viewBox="0 0 83 352" svg:d="M83 176c0-27-4-70-24-110-21-43-52-66-55-66s-4 1-4 4c0 1 0 1 7 8 35 35 55 91 55 164 0 61-13 123-57 167-5 4-5 5-5 6 0 2 1 3 4 3s35-24 56-68c18-39 23-78 23-108z"><text:p/></draw:path></draw:g>.</text:p>
        </text:list-item>
      </text:list>
      <text:p text:style-name="P11">Write a program to test the class.</text:p>
      <text:list xml:id="list3488191185153575300" text:style-name="L2">
        <text:list-item>
          <text:p text:style-name="P12">Create a polynomial <text:span text:style-name="T16">p1</text:span> and initialize its parameters with an arbitrary array.</text:p>
        </text:list-item>
        <text:list-item>
          <text:p text:style-name="P12">Print the polynomial.</text:p>
        </text:list-item>
        <text:list-item>
          <text:p text:style-name="P14">Print <draw:g text:anchor-type="as-char" svg:y="-0.1134in" draw:z-index="4" draw:style-name="gr1"><svg:title>TexMaths</svg:title><svg:desc>10§display§f'§svg§600§FALSE</svg:desc><draw:polygon draw:style-name="gr21" draw:text-style-name="P29" svg:width="0.1146in" svg:height="0.1378in" svg:x="0in" svg:y="0.0004in" svg:viewBox="0 0 292 351" draw:points="146,351 0,351 0,0 292,0 292,351"><text:p/></draw:polygon><draw:path draw:style-name="gr22" draw:text-style-name="P29" svg:width="0.0689in" svg:height="0.126in" svg:x="0.0075in" svg:y="0.0134in" svg:viewBox="0 0 176 321" svg:d="M111 108h30c7 0 11 0 11-8 0-3-4-3-10-3h-29l8-41c1-7 6-32 8-36 3-7 9-12 17-12 1 0 10 0 17 6-16 2-19 14-19 19 0 8 6 12 13 12 9 0 19-7 19-21 0-16-16-24-30-24-12 0-35 6-45 41-2 8-3 11-12 56h-24c-7 0-11 0-11 6 0 5 3 5 10 5h23l-26 139c-7 34-13 66-31 66-1 0-10 0-17-6 16-1 20-14 20-19 0-8-7-13-14-13-9 0-19 8-19 22 0 15 16 24 30 24 19 0 34-21 40-34 11-23 19-65 20-68z"><text:p/></draw:path><draw:path draw:style-name="gr23" draw:text-style-name="P29" svg:width="0.0244in" svg:height="0.05in" svg:x="0.0874in" svg:y="0in" svg:viewBox="0 0 63 128" svg:d="M60 22c2-5 3-7 3-8 0-8-7-14-15-14-10 0-13 8-14 12l-33 107c0 1-1 4-1 4 0 3 8 5 10 5 1 0 2 0 3-4z"><text:p/></draw:path></draw:g>, <draw:g text:anchor-type="as-char" svg:y="-0.1134in" draw:z-index="5" draw:style-name="gr1"><svg:title>TexMaths</svg:title><svg:desc>10§display§f''§svg§600§FALSE</svg:desc><draw:polygon draw:style-name="gr24" draw:text-style-name="P29" svg:width="0.1465in" svg:height="0.1378in" svg:x="0in" svg:y="0.0004in" svg:viewBox="0 0 373 351" draw:points="186,351 0,351 0,0 373,0 373,351"><text:p/></draw:polygon><draw:path draw:style-name="gr25" draw:text-style-name="P29" svg:width="0.0689in" svg:height="0.126in" svg:x="0.0075in" svg:y="0.0134in" svg:viewBox="0 0 176 321" svg:d="M111 108h30c7 0 11 0 11-8 0-3-4-3-10-3h-29l8-41c1-7 6-32 8-36 3-7 9-12 17-12 1 0 10 0 17 6-16 2-19 14-19 19 0 8 6 12 13 12 9 0 19-7 19-21 0-16-16-24-30-24-12 0-35 6-45 41-2 8-3 11-12 56h-24c-7 0-11 0-11 6 0 5 3 5 10 5h23l-26 139c-7 34-13 66-31 66-1 0-10 0-17-6 16-1 20-14 20-19 0-8-7-13-14-13-9 0-19 8-19 22 0 15 16 24 30 24 19 0 34-21 40-34 11-23 19-65 20-68z"><text:p/></draw:path><draw:path draw:style-name="gr26" draw:text-style-name="P29" svg:width="0.0244in" svg:height="0.05in" svg:x="0.0874in" svg:y="0in" svg:viewBox="0 0 63 128" svg:d="M60 22c2-5 3-7 3-8 0-8-7-14-15-14-10 0-13 8-14 12l-33 107c0 1-1 4-1 4 0 3 8 5 10 5 1 0 2 0 3-4z"><text:p/></draw:path><draw:path draw:style-name="gr27" draw:text-style-name="P29" svg:width="0.0244in" svg:height="0.05in" svg:x="0.1193in" svg:y="0in" svg:viewBox="0 0 63 128" svg:d="M60 22c2-5 3-7 3-8 0-8-7-14-15-14-10 0-13 8-14 12l-33 107c0 1-1 4-1 4 0 3 8 5 10 5 1 0 2 0 3-4z"><text:p/></draw:path></draw:g>, <draw:g text:anchor-type="as-char" svg:y="-0.1134in" draw:z-index="6" draw:style-name="gr1"><svg:title>TexMaths</svg:title><svg:desc>10§display§f'''§svg§600§FALSE</svg:desc><draw:polygon draw:style-name="gr28" draw:text-style-name="P29" svg:width="0.1783in" svg:height="0.1378in" svg:x="0in" svg:y="0.0004in" svg:viewBox="0 0 454 351" draw:points="227,351 0,351 0,0 454,0 454,351"><text:p/></draw:polygon><draw:path draw:style-name="gr29" draw:text-style-name="P29" svg:width="0.0689in" svg:height="0.126in" svg:x="0.0075in" svg:y="0.0134in" svg:viewBox="0 0 176 321" svg:d="M111 108h30c7 0 11 0 11-8 0-3-4-3-10-3h-29l8-41c1-7 6-32 8-36 3-7 9-12 17-12 1 0 10 0 17 6-16 2-19 14-19 19 0 8 6 12 13 12 9 0 19-7 19-21 0-16-16-24-30-24-12 0-35 6-45 41-2 8-3 11-12 56h-24c-7 0-11 0-11 6 0 5 3 5 10 5h23l-26 139c-7 34-13 66-31 66-1 0-10 0-17-6 16-1 20-14 20-19 0-8-7-13-14-13-9 0-19 8-19 22 0 15 16 24 30 24 19 0 34-21 40-34 11-23 19-65 20-68z"><text:p/></draw:path><draw:path draw:style-name="gr30" draw:text-style-name="P29" svg:width="0.0244in" svg:height="0.05in" svg:x="0.0874in" svg:y="0in" svg:viewBox="0 0 63 128" svg:d="M60 22c2-5 3-7 3-8 0-8-7-14-15-14-10 0-13 8-14 12l-33 107c0 1-1 4-1 4 0 3 8 5 10 5 1 0 2 0 3-4z"><text:p/></draw:path><draw:path draw:style-name="gr31" draw:text-style-name="P29" svg:width="0.0244in" svg:height="0.05in" svg:x="0.1193in" svg:y="0in" svg:viewBox="0 0 63 128" svg:d="M60 22c2-5 3-7 3-8 0-8-7-14-15-14-10 0-13 8-14 12l-33 107c0 1-1 4-1 4 0 3 8 5 10 5 1 0 2 0 3-4z"><text:p/></draw:path><draw:path draw:style-name="gr32" draw:text-style-name="P29" svg:width="0.0244in" svg:height="0.05in" svg:x="0.1512in" svg:y="0in" svg:viewBox="0 0 63 128" svg:d="M60 22c2-5 3-7 3-8 0-8-7-14-15-14-10 0-13 8-14 12l-33 107c0 1-1 4-1 4 0 3 8 5 10 5 1 0 2 0 3-4z"><text:p/></draw:path></draw:g>, and <draw:g text:anchor-type="as-char" svg:y="-0.1043in" draw:z-index="7" draw:style-name="gr1"><svg:title>TexMaths</svg:title><svg:desc>10§display§f(1)§svg§600§FALSE</svg:desc><draw:polygon draw:style-name="gr33" draw:text-style-name="P29" svg:width="0.2594in" svg:height="0.1382in" svg:x="0in" svg:y="0in" svg:viewBox="0 0 660 352" draw:points="330,352 0,352 0,0 660,0 660,352"><text:p/></draw:polygon><draw:path draw:style-name="gr34" draw:text-style-name="P29" svg:width="0.0689in" svg:height="0.126in" svg:x="0.0075in" svg:y="0.0063in" svg:viewBox="0 0 176 321" svg:d="M111 108h30c7 0 11 0 11-8 0-3-4-3-10-3h-29l8-41c1-7 6-32 8-36 3-7 9-12 17-12 1 0 10 0 17 6-16 2-19 14-19 19 0 8 6 12 13 12 9 0 19-7 19-21 0-16-16-24-30-24-12 0-35 6-45 41-2 8-3 11-12 56h-24c-7 0-11 0-11 6 0 5 3 5 10 5h23l-26 139c-7 34-13 66-31 66-1 0-10 0-17-6 16-1 20-14 20-19 0-8-7-13-14-13-9 0-19 8-19 22 0 15 16 24 30 24 19 0 34-21 40-34 11-23 19-65 20-68z"><text:p/></draw:path><draw:path draw:style-name="gr35" draw:text-style-name="P29" svg:width="0.0323in" svg:height="0.1382in" svg:x="0.0965in" svg:y="0in" svg:viewBox="0 0 83 352" svg:d="M83 349c0-1 0-2-7-8-44-44-55-111-55-165 0-61 13-122 57-166 5-5 5-5 5-6 0-3-2-4-4-4-4 0-36 24-57 69-18 39-22 78-22 107 0 28 4 70 23 110 22 44 52 66 56 66 2 0 4-1 4-3z"><text:p/></draw:path><draw:path draw:style-name="gr36" draw:text-style-name="P29" svg:width="0.0457in" svg:height="0.0921in" svg:x="0.1488in" svg:y="0.0118in" svg:viewBox="0 0 117 235" svg:d="M73 9c0-8 0-9-8-9-22 23-54 23-65 23v11c7 0 28 0 46-10v183c0 13-1 17-33 17h-11v11c13-1 43-1 58-1 14 0 45 0 57 1v-11h-11c-32 0-33-4-33-17z"><text:p/></draw:path><draw:path draw:style-name="gr37" draw:text-style-name="P29" svg:width="0.0323in" svg:height="0.1382in" svg:x="0.2134in" svg:y="0in" svg:viewBox="0 0 83 352" svg:d="M83 176c0-27-4-70-24-110-21-43-52-66-55-66s-4 1-4 4c0 1 0 1 7 8 35 35 55 91 55 164 0 61-13 123-57 167-5 4-5 5-5 6 0 2 1 3 4 3s35-24 56-68c18-39 23-78 23-108z"><text:p/></draw:path></draw:g>.</text:p>
        </text:list-item>
      </text:list>
      <text:p text:style-name="P11"><text:span text:style-name="T2">Example</text:span>: Assuming that the polynomial parameters are {1, 0, -2, 3}, the program should print:</text:p>
      <text:p text:style-name="P22">f(x) = 1.00 - 2.00x^2 + 3.00x^3</text:p>
      <text:p text:style-name="P23">f'(x) = <text:s/>- 4.00x + 9.00x^2</text:p>
      <text:p text:style-name="P23">f''(x) = <text:s/>- 4.00 + 18.00x</text:p>
      <text:p text:style-name="P23">f'''(x) = 18.00</text:p>
      <text:p text:style-name="P23">f(1.00) = 2.0</text:p>
      <text:h text:style-name="P28" text:outline-level="3"><text:span text:style-name="T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Ubuntu Mono" svg:font-family="'Ubuntu Mono'" style:font-pitch="fixed"/>
    <style:font-face style:name="Courier New" svg:font-family="'Courier New'" style:font-family-generic="modern" style:font-pitch="fixed"/>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5in" table:align="margins"/>
    </style:style>
    <style:style style:name="Table4.A" style:family="table-column">
      <style:table-column-properties style:column-width="1.9597in" style:rel-column-width="18545*"/>
    </style:style>
    <style:style style:name="Table4.B" style:family="table-column">
      <style:table-column-properties style:column-width="3in" style:rel-column-width="28390*"/>
    </style:style>
    <style:style style:name="Table4.C" style:family="table-column">
      <style:table-column-properties style:column-width="1.9653in" style:rel-column-width="18600*"/>
    </style:style>
    <style:style style:name="Table4.1" style:family="table-row">
      <style:table-row-properties style:min-row-height="0.7368in"/>
    </style:style>
    <style:style style:name="Table4.A1" style:family="table-cell">
      <style:table-cell-properties style:vertical-align="middle" fo:padding="0.0382in" fo:border="none"/>
    </style:style>
    <style:style style:name="Table4.2" style:family="table-row">
      <style:table-row-properties style:min-row-height="0.4396in"/>
    </style:style>
    <style:style style:name="Table4.A2" style:family="table-cell">
      <style:table-cell-properties style:vertical-align="middle" fo:padding="0.0382in" fo:border-left="none" fo:border-right="none" fo:border-top="none" fo:border-bottom="0.05pt solid #000000"/>
    </style:style>
    <style:style style:name="MP1" style:family="paragraph" style:parent-style-name="Table_20_Contents">
      <style:paragraph-properties fo:text-align="center" style:justify-single-word="false"/>
      <style:text-properties fo:font-size="10pt" fo:font-weight="bold" officeooo:paragraph-rsid="001afacb"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14pt" fo:font-weight="bold" officeooo:rsid="0009fea0" officeooo:paragraph-rsid="0007ad8e"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Courier New" fo:font-size="14pt" fo:font-weight="bold" officeooo:rsid="0007eaad" officeooo:paragraph-rsid="0007eaad" style:font-size-asian="14pt" style:font-weight-asian="bold" style:font-size-complex="14pt" style:font-weight-complex="bold"/>
    </style:style>
    <style:style style:name="MP4" style:family="paragraph" style:parent-style-name="Table_20_Contents">
      <style:paragraph-properties fo:text-align="center" style:justify-single-word="false"/>
      <style:text-properties fo:font-size="10pt" fo:font-weight="bold" officeooo:rsid="0009fea0" officeooo:paragraph-rsid="001afacb" style:font-size-asian="10pt" style:font-weight-asian="bold" style:font-size-complex="10pt" style:font-weight-complex="bold"/>
    </style:style>
    <style:style style:name="MP5" style:family="paragraph" style:parent-style-name="Table_20_Contents">
      <style:paragraph-properties fo:text-align="center" style:justify-single-word="false"/>
      <style:text-properties fo:font-size="10pt" fo:font-weight="bold" officeooo:rsid="0009fea0" officeooo:paragraph-rsid="0007ad8e" style:font-size-asian="10pt" style:font-weight-asian="bold" style:font-size-complex="10pt" style:font-weight-complex="bold"/>
    </style:style>
    <style:style style:name="MP6" style:family="paragraph" style:parent-style-name="Table_20_Contents">
      <style:paragraph-properties fo:text-align="center" style:justify-single-word="false"/>
      <style:text-properties fo:font-size="8pt" fo:font-weight="bold" officeooo:rsid="0009fea0" officeooo:paragraph-rsid="001afacb" style:font-size-asian="8pt" style:font-weight-asian="bold" style:font-size-complex="8pt" style:font-weight-complex="bold"/>
    </style:style>
    <style:style style:name="MP7" style:family="paragraph" style:parent-style-name="Standard">
      <style:text-properties officeooo:paragraph-rsid="001afacb"/>
    </style:style>
    <style:style style:name="Mfr1" style:family="graphic" style:parent-style-name="Graphics">
      <style:graphic-properties style:vertical-pos="top" style:vertical-rel="baseline" style:horizontal-pos="center"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902in" fo:margin-bottom="0.33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3764in" fo:margin-left="0in" fo:margin-right="0in" fo:margin-bottom="0.1965in"/>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1"><draw:frame draw:style-name="Mfr1" draw:name="graphics3" text:anchor-type="as-char" svg:width="1.0217in" svg:height="0.6972in" draw:z-index="0"><draw:image xlink:href="Pictures/100000000000092A000006426C489453.jpg" xlink:type="simple" xlink:show="embed" xlink:actuate="onLoad"/></draw:frame></text:p>
            </table:table-cell>
            <table:table-cell table:style-name="Table4.A1" office:value-type="string">
              <text:p text:style-name="MP2"><text:user-field-get text:name="CourseTitle">Computer Programming (2)</text:user-field-get></text:p>
              <text:p text:style-name="MP3"><text:user-field-get text:name="CourseCode">ECE 214C</text:user-field-get></text:p>
            </table:table-cell>
            <table:table-cell table:style-name="Table4.A1" office:value-type="string">
              <text:p text:style-name="MP1"><draw:frame draw:style-name="Mfr2" draw:name="graphics4" text:anchor-type="as-char" svg:width="0.8299in" svg:height="0.7in" draw:z-index="1"><draw:image xlink:href="Pictures/1000000000000127000000F9418DC779.jpg" xlink:type="simple" xlink:show="embed" xlink:actuate="onLoad"/></draw:frame></text:p>
            </table:table-cell>
          </table:table-row>
          <table:table-row table:style-name="Table4.2">
            <table:table-cell table:style-name="Table4.A2" office:value-type="string">
              <text:p text:style-name="MP4">Benha University</text:p>
            </table:table-cell>
            <table:table-cell table:style-name="Table4.A2" office:value-type="string">
              <text:p text:style-name="MP5">Computer Systems Engineering</text:p>
              <text:p text:style-name="MP5">Electrical Engineering Department</text:p>
            </table:table-cell>
            <table:table-cell table:style-name="Table4.A2" office:value-type="string">
              <text:p text:style-name="MP4">Faculty of Engineering</text:p>
              <text:p text:style-name="MP6">(at Shoubra)</text:p>
            </table:table-cell>
          </table:table-row>
        </table:table>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5T12:48:39.538514061</meta:creation-date>
    <dc:date>2014-12-06T05:28:39.321856230</dc:date>
    <meta:editing-duration>PT8H2M12S</meta:editing-duration>
    <meta:editing-cycles>114</meta:editing-cycles>
    <meta:generator>LibreOffice/4.2.7.2$Linux_X86_64 LibreOffice_project/420m0$Build-2</meta:generator>
    <meta:document-statistic meta:table-count="1" meta:image-count="2" meta:object-count="0" meta:page-count="1" meta:paragraph-count="41" meta:word-count="350" meta:character-count="2018" meta:non-whitespace-character-count="1695"/>
  </office:meta>
</office:document-meta>
</file>